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d440"/>
    </style:style>
    <style:style style:name="P2" style:family="paragraph" style:parent-style-name="Standard">
      <style:paragraph-properties fo:text-align="center" style:justify-single-word="false"/>
      <style:text-properties officeooo:paragraph-rsid="000ed440"/>
    </style:style>
    <style:style style:name="P3" style:family="paragraph" style:parent-style-name="Standard">
      <style:paragraph-properties fo:text-align="center" style:justify-single-word="false"/>
      <style:text-properties officeooo:rsid="000eda89" officeooo:paragraph-rsid="000eda89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eda89" officeooo:paragraph-rsid="000eda89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8pt" fo:font-weight="bold" officeooo:rsid="000eda89" officeooo:paragraph-rsid="000eda89" style:font-size-asian="15.75pt" style:font-weight-asian="bold" style:font-size-complex="18pt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" style:family="text">
      <style:text-properties style:font-name="Chilanka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style:font-size-asian="18pt" style:font-size-complex="18pt"/>
    </style:style>
    <style:style style:name="gr1" style:family="graphic">
      <style:graphic-properties draw:stroke="none" svg:stroke-width="0.101cm" svg:stroke-color="#000000" draw:fill="none" draw:fill-color="#ffffff" fo:min-height="7.0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101cm" svg:stroke-color="#000000" draw:fill="none" draw:fill-color="#ffffff" fo:min-height="10.9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101cm" svg:stroke-color="#000000" draw:fill="none" draw:fill-color="#ffffff" fo:min-height="1.9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101cm" svg:stroke-color="#000000" draw:fill="none" draw:fill-color="#ffffff" fo:min-height="7.5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101cm" svg:stroke-color="#000000" draw:fill="none" draw:fill-color="#ffffff" fo:min-height="7.3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.101cm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width="0.101cm" svg:stroke-color="#000000" draw:fill="none" draw:fill-color="#ffffff" fo:min-height="7.9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.101cm" svg:stroke-color="#000000" draw:fill="none" draw:fill-color="#ffffff" fo:min-height="8.7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.101cm" svg:stroke-color="#000000" draw:fill="none" draw:fill-color="#ffffff" fo:min-height="6.6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width="0.101cm" svg:stroke-color="#000000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width="0.101cm" draw:textarea-horizontal-align="justify" draw:textarea-vertical-align="middle" draw:auto-grow-height="false" fo:min-height="6.893cm" fo:min-width="16.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01cm" draw:textarea-horizontal-align="justify" draw:textarea-vertical-align="middle" draw:auto-grow-height="false" fo:min-height="7.574cm" fo:min-width="16.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01cm" draw:textarea-horizontal-align="justify" draw:textarea-vertical-align="middle" draw:auto-grow-height="false" fo:min-height="4.431cm" fo:min-width="16.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101cm" draw:textarea-horizontal-align="justify" draw:textarea-vertical-align="middle" draw:auto-grow-height="false" fo:min-height="5.895cm" fo:min-width="16.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101cm" draw:textarea-horizontal-align="justify" draw:textarea-vertical-align="middle" draw:auto-grow-height="false" fo:min-height="7.313cm" fo:min-width="16.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101cm" draw:textarea-horizontal-align="justify" draw:textarea-vertical-align="middle" draw:auto-grow-height="false" fo:min-height="6.805cm" fo:min-width="16.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101cm" draw:textarea-horizontal-align="justify" draw:textarea-vertical-align="middle" draw:auto-grow-height="false" fo:min-height="8.079cm" fo:min-width="16.6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101cm" draw:textarea-horizontal-align="justify" draw:textarea-vertical-align="middle" draw:auto-grow-height="false" fo:min-height="8.58cm" fo:min-width="16.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101cm" draw:textarea-horizontal-align="justify" draw:textarea-vertical-align="middle" draw:auto-grow-height="false" fo:min-height="8.712cm" fo:min-width="16.4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101cm" draw:textarea-horizontal-align="justify" draw:textarea-vertical-align="middle" draw:auto-grow-height="false" fo:min-height="3.447cm" fo:min-width="16.41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github.com/tijaniabdellatif/Algorithme_C/blob/main/les%20Commandes_de_base/Les%20commandes%20Unix%20de%20base%20à%20connaître.pdf" text:style-name="Internet_20_link" text:visited-style-name="Visited_20_Internet_20_Link"><text:span text:style-name="T2">Les commandes Unix de base</text:span></text:a></text:p>
      <text:p text:style-name="P2"><text:a xlink:type="simple" xlink:href="https://github.com/tijaniabdellatif/Algorithme_C/blob/main/les%20Commandes_de_base/Les%20commandes%20Unix%20de%20base%20à%20connaître.pdf" text:style-name="Internet_20_link" text:visited-style-name="Visited_20_Internet_20_Link"><text:span text:style-name="T1"/></text:a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1- MAN </text:span></text:p>
      <text:p text:style-name="P3"><draw:custom-shape text:anchor-type="paragraph" draw:z-index="0" draw:name="Forme1" draw:style-name="gr20" svg:width="16.511cm" svg:height="3.546cm" svg:x="0.963cm" svg:y="0.658cm"><text:p/><draw:enhanced-geometry svg:viewBox="0 0 21600 21600" draw:type="rectangle" draw:enhanced-path="M 0 0 L 21600 0 21600 21600 0 21600 0 0 Z N"/></draw:custom-shape><text:span text:style-name="T1"/></text:p>
      <text:p text:style-name="P2"/>
      <text:p text:style-name="P1"><draw:frame text:anchor-type="paragraph" draw:z-index="11" draw:name="Forme4" draw:style-name="gr10" draw:text-style-name="P10" svg:width="11.801cm" svg:height="1.906cm" svg:x="4.085cm" svg:y="0.446cm"><draw:text-box><text:p text:style-name="P9"><text:span text:style-name="T5">Affiche les pages du manuel système.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2- ls</text:p>
      <text:p text:style-name="P4"><draw:custom-shape text:anchor-type="paragraph" draw:z-index="1" draw:name="Forme2_0" draw:style-name="gr19" svg:width="16.564cm" svg:height="8.811cm" svg:x="1.016cm" svg:y="0.415cm"><text:p/><draw:enhanced-geometry svg:viewBox="0 0 21600 21600" draw:type="rectangle" draw:enhanced-path="M 0 0 L 21600 0 21600 21600 0 21600 0 0 Z N"/></draw:custom-shape><draw:frame text:anchor-type="paragraph" draw:z-index="12" draw:name="Forme5" draw:style-name="gr9" draw:text-style-name="P6" svg:width="13.706cm" svg:height="6.818cm" svg:x="2.392cm" svg:y="0.573cm"><draw:text-box><text:p>Permet de lister un répertoire</text:p><text:p><text:s/>Options les plus fréquentes :</text:p><text:p/><text:p><text:s text:c="4"/>-l : Permet un affichage détaillé du répertoire (permissions d'accès, le nombre de liens physiques, le nom du propriétaire et du groupe, la taille en octets, et l'horodatage)</text:p><text:p><text:s text:c="4"/>-h : Associé avec -l affiche la taille des fichiers avec un suffixe correspondant à l'unité (K, M, G)</text:p><text:p><text:s text:c="4"/>-a : Permet l'affichage des fichiers et répertoires cachés (ceux qui commencent par un . (point))</text:p><text:p><text:s text:c="4"/>-lct : Permet de trier les fichiers et répertoires par date de modification décroissante</text:p><text:p/><text:p/></draw:text-box></draw:frame></text:p>
      <text:p text:style-name="P5">3-cd </text:p>
      <text:p text:style-name="P4"><draw:custom-shape text:anchor-type="paragraph" draw:z-index="2" draw:name="Forme3" draw:style-name="gr18" svg:width="16.299cm" svg:height="8.679cm" svg:x="1.175cm" svg:y="1.185cm"><text:p/><draw:enhanced-geometry svg:viewBox="0 0 21600 21600" draw:type="rectangle" draw:enhanced-path="M 0 0 L 21600 0 21600 21600 0 21600 0 0 Z N"/></draw:custom-shape></text:p>
      <text:p text:style-name="P4"><draw:frame text:anchor-type="paragraph" draw:z-index="13" draw:name="Forme6" draw:style-name="gr8" draw:text-style-name="P6" svg:width="15.347cm" svg:height="8.766cm" svg:x="1.598cm" svg:y="0.614cm"><draw:text-box><text:p>Permet de se promener dans les répertoires</text:p><text:p>Exemples d'utilisation :</text:p><text:p/><text:p><text:s text:c="4"/>cd</text:p><text:p><text:s text:c="4"/>permet de revenir au répertoire /home/utilisateur (identique à cd ~)</text:p><text:p><text:s text:c="4"/>cd -</text:p><text:p><text:s text:c="4"/>permet de revenir au répertoire précédent</text:p><text:p><text:s text:c="4"/>cd ..</text:p><text:p><text:s text:c="4"/>permet de remonter au répertoire parent (ne pas oublier l'espace contrairement à windows)</text:p><text:p><text:s text:c="4"/>cd /</text:p><text:p><text:s text:c="4"/>permet de remonter à la racine de l'ensemble du système de fichiers</text:p><text:p><text:s text:c="4"/>cd /usr/bin/ ou usr/bin</text:p><text:p><text:s text:c="4"/>se place dans le répertoire /usr/bin/</text:p><text:p/><text:p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3" draw:name="Forme3_0" draw:style-name="gr18" svg:width="16.299cm" svg:height="8.679cm" svg:x="1.175cm" svg:y="1.556cm"><text:p/><draw:enhanced-geometry svg:viewBox="0 0 21600 21600" draw:type="rectangle" draw:enhanced-path="M 0 0 L 21600 0 21600 21600 0 21600 0 0 Z N"/></draw:custom-shape><draw:frame text:anchor-type="paragraph" draw:z-index="14" draw:name="Forme7" draw:style-name="gr7" draw:text-style-name="P6" svg:width="16.352cm" svg:height="8.279cm" svg:x="1.704cm" svg:y="1.715cm"><draw:text-box><text:p><text:s/>Permet de déplacer ou renommer des fichiers et des répertoires</text:p><text:p>Options les plus fréquentes :</text:p><text:p/><text:p><text:s text:c="4"/>-f : Écrase les fichiers de destination sans confirmation</text:p><text:p><text:s text:c="4"/>-i : Demande confirmation avant d'écraser</text:p><text:p><text:s text:c="4"/>-u : N'écrase pas le fichier de destination si celui-ci est plus récent</text:p><text:p/><text:p>Exemples d'utilisation :</text:p><text:p/><text:p><text:s text:c="4"/>mv monFichier unRep/</text:p><text:p><text:s text:c="4"/>Déplace monFichier dans le répertoire unRep</text:p><text:p><text:s text:c="4"/>mv unRep/monFichier .</text:p><text:p><text:s text:c="4"/>Déplace le fichier monFichier du répertoire unRep là où on se trouve</text:p><text:p><text:s text:c="4"/>mv unRep monRep</text:p><text:p><text:s text:c="4"/>Renomme unRep en monRep</text:p><text:p/><text:p/></draw:text-box></draw:frame>4- mv</text:p>
      <text:p text:style-name="P5">5-cp</text:p>
      <text:p text:style-name="P4"/>
      <text:p text:style-name="P4"><draw:custom-shape text:anchor-type="paragraph" draw:z-index="4" draw:name="Forme3_1" draw:style-name="gr17" svg:width="16.775cm" svg:height="8.178cm" svg:x="0.804cm" svg:y="0.191cm"><text:p/><draw:enhanced-geometry svg:viewBox="0 0 21600 21600" draw:type="rectangle" draw:enhanced-path="M 0 0 L 21600 0 21600 21600 0 21600 0 0 Z N"/></draw:custom-shape><draw:frame text:anchor-type="paragraph" draw:z-index="15" draw:name="Forme8" draw:style-name="gr6" draw:text-style-name="P6" svg:width="13.443cm" svg:height="8.52cm" svg:x="2.337cm" svg:y="0.377cm"><draw:text-box><text:p>Permet de copier des fichiers ou des répertoires</text:p><text:p>Options les plus fréquentes :</text:p><text:p/><text:p><text:s text:c="4"/>-a : Archive. Copie en gardant les droits, dates, propriétaires, groupes, etc.</text:p><text:p><text:s text:c="4"/>-i : Demande une confirmation avant d'écraser</text:p><text:p><text:s text:c="4"/>-r : Copie un répertoire et tout son contenu, y compris les éventuels sous-répertoires</text:p><text:p><text:s/>Exemples d'utilisation :</text:p><text:p/><text:p><text:s text:c="4"/>cp monFichier sousrep/</text:p><text:p><text:s text:c="4"/>Copie monFichier dans sousrep</text:p><text:p><text:s text:c="4"/>cp -r monRep/ ailleurs/</text:p><text:p><text:s text:c="4"/>Copie le répertoire monRep (et ses éventuels sous-répertoires) vers ailleurs en créant le répertoire ailleurs/monRep s'il n'existe pas.</text:p><text:p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6-rm</text:p>
      <text:p text:style-name="P4"><draw:custom-shape text:anchor-type="paragraph" draw:z-index="5" draw:name="Forme3_2" draw:style-name="gr16" svg:width="16.299cm" svg:height="6.905cm" svg:x="1.175cm" svg:y="0.631cm"><text:p/><draw:enhanced-geometry svg:viewBox="0 0 21600 21600" draw:type="rectangle" draw:enhanced-path="M 0 0 L 21600 0 21600 21600 0 21600 0 0 Z N"/></draw:custom-shape><draw:frame text:anchor-type="paragraph" draw:z-index="16" draw:name="Forme9" draw:style-name="gr5" draw:text-style-name="P6" svg:width="13.018cm" svg:height="7.356cm" svg:x="3.503cm" svg:y="3.013cm"><draw:text-box><text:p>Permet d'effacer des fichiers</text:p><text:p>Options les plus fréquentes :</text:p><text:p/><text:p><text:s text:c="4"/>-i : Demande confirmation avant d'effacer</text:p><text:p><text:s text:c="4"/>-f : Ne demande pas de confirmation avant d'effacer</text:p><text:p/></draw:text-box></draw:frame></text:p>
      <text:p text:style-name="P5">7-mkdir</text:p>
      <text:p text:style-name="P4"/>
      <text:p text:style-name="P4"><draw:custom-shape text:anchor-type="paragraph" draw:z-index="6" draw:name="Forme3_3" draw:style-name="gr15" svg:width="16.299cm" svg:height="7.413cm" svg:x="1.175cm" svg:y="0.455cm"><text:p/><draw:enhanced-geometry svg:viewBox="0 0 21600 21600" draw:type="rectangle" draw:enhanced-path="M 0 0 L 21600 0 21600 21600 0 21600 0 0 Z N"/></draw:custom-shape></text:p>
      <text:p text:style-name="P4"><draw:frame text:anchor-type="paragraph" draw:z-index="17" draw:name="Forme10" draw:style-name="gr5" draw:text-style-name="P6" svg:width="13.177cm" svg:height="7.356cm" svg:x="2.921cm" svg:y="0.416cm"><draw:text-box><text:p><text:span text:style-name="T4"><text:s/></text:span><text:span text:style-name="T4">Crée un répertoire vide</text:span></text:p><text:p><text:span text:style-name="T4">Options les plus fréquentes :</text:span></text:p><text:p><text:span text:style-name="T4"/></text:p><text:p><text:span text:style-name="T4"><text:s text:c="4"/></text:span><text:span text:style-name="T4">-p : Crée les répertoires parents s'ils n'existent pas</text:span></text:p><text:p><text:span text:style-name="T4"/></text:p><text:p><text:span text:style-name="T4">Exemples d'utilisation :</text:span></text:p><text:p><text:span text:style-name="T4"/></text:p><text:p><text:span text:style-name="T4"><text:s text:c="4"/></text:span><text:span text:style-name="T4">mkdir photos</text:span></text:p><text:p><text:span text:style-name="T4"><text:s text:c="4"/></text:span><text:span text:style-name="T4">Crée le répertoire photos</text:span></text:p><text:p><text:span text:style-name="T4"><text:s text:c="4"/></text:span><text:span text:style-name="T4">mkdir -p photos/2005/noel</text:span></text:p><text:p><text:span text:style-name="T4"><text:s text:c="4"/></text:span><text:span text:style-name="T4">Crée le répertoire noel et s'ils n'existent pas les répertoires 2005 et photos</text:span></text:p><text:p/><text:p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8-rmdir</text:p>
      <text:p text:style-name="P4"><draw:custom-shape text:anchor-type="paragraph" draw:z-index="7" draw:name="Forme3_4" draw:style-name="gr14" svg:width="16.299cm" svg:height="5.994cm" svg:x="1.175cm" svg:y="1.185cm"><text:p/><draw:enhanced-geometry svg:viewBox="0 0 21600 21600" draw:type="rectangle" draw:enhanced-path="M 0 0 L 21600 0 21600 21600 0 21600 0 0 Z N"/></draw:custom-shape><draw:frame text:anchor-type="paragraph" draw:z-index="18" draw:name="Forme11" draw:style-name="gr4" draw:text-style-name="P6" svg:width="15.029cm" svg:height="7.515cm" svg:x="1.916cm" svg:y="1.782cm"><draw:text-box><text:p><text:s/>Supprime un répertoire (vide)</text:p><text:p>Options les plus fréquentes :</text:p><text:p/><text:p><text:s text:c="4"/>-p : Supprime les répertoires parents s'ils deviennent vides</text:p><text:p/><text:p>Exemples d'utilisation :</text:p><text:p/><text:p><text:s text:c="4"/>rmdir LeRep</text:p><text:p><text:s text:c="4"/>Supprime le répertoire LeRep</text:p><text:p/><text:p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9-pwd</text:p>
      <text:p text:style-name="P4"/>
      <text:p text:style-name="P4"><draw:custom-shape text:anchor-type="paragraph" draw:z-index="8" draw:name="Forme3_5" draw:style-name="gr13" svg:width="16.299cm" svg:height="4.53cm" svg:x="1.175cm" svg:y="0.455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frame text:anchor-type="paragraph" draw:z-index="19" draw:name="Forme12" draw:style-name="gr3" draw:text-style-name="P8" svg:width="13.816cm" svg:height="1.98cm" svg:x="5.297cm" svg:y="0.307cm"><draw:text-box><text:p text:style-name="P7"><text:span text:style-name="T3">lAffiche le répertoire de travail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0-ln</text:p>
      <text:p text:style-name="P4"><draw:custom-shape text:anchor-type="paragraph" draw:z-index="9" draw:name="Forme3_6" draw:style-name="gr12" svg:width="16.299cm" svg:height="7.674cm" svg:x="1.175cm" svg:y="1.228cm"><text:p/><draw:enhanced-geometry svg:viewBox="0 0 21600 21600" draw:type="rectangle" draw:enhanced-path="M 0 0 L 21600 0 21600 21600 0 21600 0 0 Z N"/></draw:custom-shape><draw:frame text:anchor-type="paragraph" draw:z-index="20" draw:name="Forme13" draw:style-name="gr2" draw:text-style-name="P6" svg:width="16.299cm" svg:height="10.902cm" svg:x="1.81cm" svg:y="1.81cm"><draw:text-box><text:p><text:s/>Options les plus fréquentes :</text:p><text:p/><text:p><text:s text:c="4"/>-s : Crée un lien symbolique (similaire au raccourci du monde Windows)</text:p><text:p><text:s text:c="4"/>-f : Force l'écrasement du fichier de destination s'il existe</text:p><text:p><text:s text:c="4"/>-d : Crée un lien sur un répertoire (uniquement en mode sudo ou root)</text:p><text:p/><text:p>Exemples d'utilisation :</text:p><text:p/><text:p><text:s text:c="4"/>ln -s Rep1/Rep2/Monfichier MonLien</text:p><text:p><text:s text:c="4"/>Crée un lien symbolique MonLien de Rep1/Rep2/Monfichier dans le répertoire où on se trouve</text:p><text:p><text:s text:c="4"/>ln Monfichier unRep/AutreNom</text:p><text:p><text:s text:c="4"/>Crée un lien physique AutreNom de Monfichier dans le répertoire unRep</text:p><text:p/><text:p/></draw:text-box></draw:frame></text:p>
      <text:p text:style-name="P5">11-cat</text:p>
      <text:p text:style-name="P4"/>
      <text:p text:style-name="P4"><draw:custom-shape text:anchor-type="paragraph" draw:z-index="10" draw:name="Forme3_7" draw:style-name="gr11" svg:width="16.299cm" svg:height="6.993cm" svg:x="1.175cm" svg:y="0.455cm"><text:p/><draw:enhanced-geometry svg:viewBox="0 0 21600 21600" draw:type="rectangle" draw:enhanced-path="M 0 0 L 21600 0 21600 21600 0 21600 0 0 Z N"/></draw:custom-shape></text:p>
      <text:p text:style-name="P4"><draw:frame text:anchor-type="paragraph" draw:z-index="21" draw:name="Forme14" draw:style-name="gr1" draw:text-style-name="P6" svg:width="15.77cm" svg:height="7.092cm" svg:x="3.819cm" svg:y="0.526cm"><draw:text-box><text:p>Affiche le contenu d'un fichier</text:p><text:p>Options les plus fréquentes :</text:p><text:p/><text:p><text:s text:c="4"/>-n : Affiche les numéros de ligne</text:p><text:p><text:s text:c="4"/>-v : Affiche les caractères de contrôles</text:p><text:p/><text:p>Exemple d'utilisation :</text:p><text:p/><text:p><text:s text:c="4"/>cat -n monFichier</text:p><text:p><text:s text:c="4"/>Affiche monFichier en numérotant les lignes à partir de 1</text:p><text:p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1:25:48.933303765</meta:creation-date>
    <dc:date>2021-01-07T12:21:24.732332971</dc:date>
    <meta:editing-duration>PT1M17S</meta:editing-duration>
    <meta:editing-cycles>1</meta:editing-cycles>
    <meta:document-statistic meta:table-count="0" meta:image-count="0" meta:object-count="0" meta:page-count="8" meta:paragraph-count="12" meta:word-count="19" meta:character-count="86" meta:non-whitespace-character-count="77"/>
    <meta:generator>LibreOffice/6.4.6.2$Linux_X86_64 LibreOffice_project/40$Build-2</meta:generator>
  </office:meta>
</office:document-meta>
</file>